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21840122767857" calcext:value-type="float">
            <text:p>0,921840122767857</text:p>
          </table:table-cell>
          <table:table-cell office:value-type="float" office:value="0.899576231722083" calcext:value-type="float">
            <text:p>0,899576231722083</text:p>
          </table:table-cell>
          <table:table-cell office:value-type="float" office:value="0.896050281791405" calcext:value-type="float">
            <text:p>0,896050281791405</text:p>
          </table:table-cell>
          <table:table-cell office:value-type="float" office:value="0.811676715897393" calcext:value-type="float">
            <text:p>0,811676715897393</text:p>
          </table:table-cell>
          <table:table-cell office:value-type="float" office:value="0.89255186434413" calcext:value-type="float">
            <text:p>0,89255186434413</text:p>
          </table:table-cell>
          <table:table-cell office:value-type="float" office:value="0.939595529536988" calcext:value-type="float">
            <text:p>0,939595529536988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53960309709821" calcext:value-type="float">
            <text:p>0,853960309709821</text:p>
          </table:table-cell>
          <table:table-cell office:value-type="float" office:value="0.840733499117295" calcext:value-type="float">
            <text:p>0,840733499117295</text:p>
          </table:table-cell>
          <table:table-cell office:value-type="float" office:value="0.840980945056823" calcext:value-type="float">
            <text:p>0,840980945056823</text:p>
          </table:table-cell>
          <table:table-cell office:value-type="float" office:value="0.725597168976703" calcext:value-type="float">
            <text:p>0,725597168976703</text:p>
          </table:table-cell>
          <table:table-cell office:value-type="float" office:value="0.841228536696551" calcext:value-type="float">
            <text:p>0,841228536696551</text:p>
          </table:table-cell>
          <table:table-cell office:value-type="float" office:value="0.864764667956157" calcext:value-type="float">
            <text:p>0,864764667956157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2074497767857" calcext:value-type="float">
            <text:p>0,912074497767857</text:p>
          </table:table-cell>
          <table:table-cell office:value-type="float" office:value="0.885988872028326" calcext:value-type="float">
            <text:p>0,885988872028326</text:p>
          </table:table-cell>
          <table:table-cell office:value-type="float" office:value="0.874182761890503" calcext:value-type="float">
            <text:p>0,874182761890503</text:p>
          </table:table-cell>
          <table:table-cell office:value-type="float" office:value="0.77648727724089" calcext:value-type="float">
            <text:p>0,77648727724089</text:p>
          </table:table-cell>
          <table:table-cell office:value-type="float" office:value="0.862687155240347" calcext:value-type="float">
            <text:p>0,862687155240347</text:p>
          </table:table-cell>
          <table:table-cell office:value-type="float" office:value="0.93914686825054" calcext:value-type="float">
            <text:p>0,93914686825054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66280691964286" calcext:value-type="float">
            <text:p>0,866280691964286</text:p>
          </table:table-cell>
          <table:table-cell office:value-type="float" office:value="0.861884009386524" calcext:value-type="float">
            <text:p>0,861884009386524</text:p>
          </table:table-cell>
          <table:table-cell office:value-type="float" office:value="0.834144442281487" calcext:value-type="float">
            <text:p>0,834144442281487</text:p>
          </table:table-cell>
          <table:table-cell office:value-type="float" office:value="0.715478377024545" calcext:value-type="float">
            <text:p>0,715478377024545</text:p>
          </table:table-cell>
          <table:table-cell office:value-type="float" office:value="0.808134783428679" calcext:value-type="float">
            <text:p>0,808134783428679</text:p>
          </table:table-cell>
          <table:table-cell office:value-type="float" office:value="0.907715740588648" calcext:value-type="float">
            <text:p>0,907715740588648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30714634486607" calcext:value-type="float">
            <text:p>0,830714634486607</text:p>
          </table:table-cell>
          <table:table-cell office:value-type="float" office:value="0.853754213913576" calcext:value-type="float">
            <text:p>0,853754213913576</text:p>
          </table:table-cell>
          <table:table-cell office:value-type="float" office:value="0.811484721669305" calcext:value-type="float">
            <text:p>0,811484721669305</text:p>
          </table:table-cell>
          <table:table-cell office:value-type="float" office:value="0.682771804842979" calcext:value-type="float">
            <text:p>0,682771804842979</text:p>
          </table:table-cell>
          <table:table-cell office:value-type="float" office:value="0.773203315816742" calcext:value-type="float">
            <text:p>0,773203315816742</text:p>
          </table:table-cell>
          <table:table-cell office:value-type="float" office:value="0.881966888727657" calcext:value-type="float">
            <text:p>0,881966888727657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38779994419643" calcext:value-type="float">
            <text:p>0,838779994419643</text:p>
          </table:table-cell>
          <table:table-cell office:value-type="float" office:value="0.899015211465752" calcext:value-type="float">
            <text:p>0,899015211465752</text:p>
          </table:table-cell>
          <table:table-cell office:value-type="float" office:value="0.815627305905112" calcext:value-type="float">
            <text:p>0,815627305905112</text:p>
          </table:table-cell>
          <table:table-cell office:value-type="float" office:value="0.688657641274332" calcext:value-type="float">
            <text:p>0,688657641274332</text:p>
          </table:table-cell>
          <table:table-cell office:value-type="float" office:value="0.746395590758112" calcext:value-type="float">
            <text:p>0,746395590758112</text:p>
          </table:table-cell>
          <table:table-cell office:value-type="float" office:value="0.923297826159549" calcext:value-type="float">
            <text:p>0,923297826159549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09005301339286" calcext:value-type="float">
            <text:p>0,909005301339286</text:p>
          </table:table-cell>
          <table:table-cell office:value-type="float" office:value="0.730848640182258" calcext:value-type="float">
            <text:p>0,730848640182258</text:p>
          </table:table-cell>
          <table:table-cell office:value-type="float" office:value="0.797351353450619" calcext:value-type="float">
            <text:p>0,797351353450619</text:p>
          </table:table-cell>
          <table:table-cell office:value-type="float" office:value="0.662996092614719" calcext:value-type="float">
            <text:p>0,662996092614719</text:p>
          </table:table-cell>
          <table:table-cell office:value-type="float" office:value="0.877168247457917" calcext:value-type="float">
            <text:p>0,877168247457917</text:p>
          </table:table-cell>
          <table:table-cell office:value-type="float" office:value="0.917168773690322" calcext:value-type="float">
            <text:p>0,917168773690322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916451590401786" calcext:value-type="float">
            <text:p>0,916451590401786</text:p>
          </table:table-cell>
          <table:table-cell office:value-type="float" office:value="0.933822968817505" calcext:value-type="float">
            <text:p>0,933822968817505</text:p>
          </table:table-cell>
          <table:table-cell office:value-type="float" office:value="0.884654275808937" calcext:value-type="float">
            <text:p>0,884654275808937</text:p>
          </table:table-cell>
          <table:table-cell office:value-type="float" office:value="0.793165972327153" calcext:value-type="float">
            <text:p>0,793165972327153</text:p>
          </table:table-cell>
          <table:table-cell office:value-type="float" office:value="0.840404363835967" calcext:value-type="float">
            <text:p>0,840404363835967</text:p>
          </table:table-cell>
          <table:table-cell office:value-type="float" office:value="0.963305854998943" calcext:value-type="float">
            <text:p>0,963305854998943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86971609933036" calcext:value-type="float">
            <text:p>0,886971609933036</text:p>
          </table:table-cell>
          <table:table-cell office:value-type="float" office:value="0.918101814813255" calcext:value-type="float">
            <text:p>0,918101814813255</text:p>
          </table:table-cell>
          <table:table-cell office:value-type="float" office:value="0.87060162309466" calcext:value-type="float">
            <text:p>0,87060162309466</text:p>
          </table:table-cell>
          <table:table-cell office:value-type="float" office:value="0.770854324653975" calcext:value-type="float">
            <text:p>0,770854324653975</text:p>
          </table:table-cell>
          <table:table-cell office:value-type="float" office:value="0.827774719538354" calcext:value-type="float">
            <text:p>0,827774719538354</text:p>
          </table:table-cell>
          <table:table-cell office:value-type="float" office:value="0.937265147483349" calcext:value-type="float">
            <text:p>0,937265147483349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12379673549107" calcext:value-type="float">
            <text:p>0,912379673549107</text:p>
          </table:table-cell>
          <table:table-cell office:value-type="float" office:value="0.882673565759068" calcext:value-type="float">
            <text:p>0,882673565759068</text:p>
          </table:table-cell>
          <table:table-cell office:value-type="float" office:value="0.874905080230546" calcext:value-type="float">
            <text:p>0,874905080230546</text:p>
          </table:table-cell>
          <table:table-cell office:value-type="float" office:value="0.777627793759681" calcext:value-type="float">
            <text:p>0,777627793759681</text:p>
          </table:table-cell>
          <table:table-cell office:value-type="float" office:value="0.867272143932476" calcext:value-type="float">
            <text:p>0,867272143932476</text:p>
          </table:table-cell>
          <table:table-cell office:value-type="float" office:value="0.937022206042956" calcext:value-type="float">
            <text:p>0,937022206042956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42592075892857" calcext:value-type="float">
            <text:p>0,942592075892857</text:p>
          </table:table-cell>
          <table:table-cell office:value-type="float" office:value="0.837169467937052" calcext:value-type="float">
            <text:p>0,837169467937052</text:p>
          </table:table-cell>
          <table:table-cell office:value-type="float" office:value="0.876943779904306" calcext:value-type="float">
            <text:p>0,876943779904306</text:p>
          </table:table-cell>
          <table:table-cell office:value-type="float" office:value="0.780854746371988" calcext:value-type="float">
            <text:p>0,780854746371988</text:p>
          </table:table-cell>
          <table:table-cell office:value-type="float" office:value="0.920686001334328" calcext:value-type="float">
            <text:p>0,920686001334328</text:p>
          </table:table-cell>
          <table:table-cell office:value-type="float" office:value="0.948849305547771" calcext:value-type="float">
            <text:p>0,948849305547771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1619873046875" calcext:value-type="float">
            <text:p>0,91619873046875</text:p>
          </table:table-cell>
          <table:table-cell office:value-type="float" office:value="0.874928666539851" calcext:value-type="float">
            <text:p>0,874928666539851</text:p>
          </table:table-cell>
          <table:table-cell office:value-type="float" office:value="0.88448733819694" calcext:value-type="float">
            <text:p>0,88448733819694</text:p>
          </table:table-cell>
          <table:table-cell office:value-type="float" office:value="0.792897623203396" calcext:value-type="float">
            <text:p>0,792897623203396</text:p>
          </table:table-cell>
          <table:table-cell office:value-type="float" office:value="0.894257175492746" calcext:value-type="float">
            <text:p>0,894257175492746</text:p>
          </table:table-cell>
          <table:table-cell office:value-type="float" office:value="0.928475272297086" calcext:value-type="float">
            <text:p>0,92847527229708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47551618303571" calcext:value-type="float">
            <text:p>0,847551618303571</text:p>
          </table:table-cell>
          <table:table-cell office:value-type="float" office:value="0.650718847929574" calcext:value-type="float">
            <text:p>0,650718847929574</text:p>
          </table:table-cell>
          <table:table-cell office:value-type="float" office:value="0.756788337413755" calcext:value-type="float">
            <text:p>0,756788337413755</text:p>
          </table:table-cell>
          <table:table-cell office:value-type="float" office:value="0.608736517029942" calcext:value-type="float">
            <text:p>0,608736517029942</text:p>
          </table:table-cell>
          <table:table-cell office:value-type="float" office:value="0.904171514043543" calcext:value-type="float">
            <text:p>0,904171514043543</text:p>
          </table:table-cell>
          <table:table-cell office:value-type="float" office:value="0.827417467465693" calcext:value-type="float">
            <text:p>0,827417467465693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64475795200893" calcext:value-type="float">
            <text:p>0,864475795200893</text:p>
          </table:table-cell>
          <table:table-cell office:value-type="float" office:value="0.729008517536862" calcext:value-type="float">
            <text:p>0,729008517536862</text:p>
          </table:table-cell>
          <table:table-cell office:value-type="float" office:value="0.784731936346135" calcext:value-type="float">
            <text:p>0,784731936346135</text:p>
          </table:table-cell>
          <table:table-cell office:value-type="float" office:value="0.645727440567091" calcext:value-type="float">
            <text:p>0,645727440567091</text:p>
          </table:table-cell>
          <table:table-cell office:value-type="float" office:value="0.849679083438306" calcext:value-type="float">
            <text:p>0,849679083438306</text:p>
          </table:table-cell>
          <table:table-cell office:value-type="float" office:value="0.870540653504782" calcext:value-type="float">
            <text:p>0,870540653504782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44046456473214" calcext:value-type="float">
            <text:p>0,844046456473214</text:p>
          </table:table-cell>
          <table:table-cell office:value-type="float" office:value="0.613608396670286" calcext:value-type="float">
            <text:p>0,613608396670286</text:p>
          </table:table-cell>
          <table:table-cell office:value-type="float" office:value="0.739832431488916" calcext:value-type="float">
            <text:p>0,739832431488916</text:p>
          </table:table-cell>
          <table:table-cell office:value-type="float" office:value="0.587090518733984" calcext:value-type="float">
            <text:p>0,587090518733984</text:p>
          </table:table-cell>
          <table:table-cell office:value-type="float" office:value="0.931436105922426" calcext:value-type="float">
            <text:p>0,931436105922426</text:p>
          </table:table-cell>
          <table:table-cell office:value-type="float" office:value="0.816742003776392" calcext:value-type="float">
            <text:p>0,816742003776392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90398297991071" calcext:value-type="float">
            <text:p>0,890398297991071</text:p>
          </table:table-cell>
          <table:table-cell office:value-type="float" office:value="0.876098032326071" calcext:value-type="float">
            <text:p>0,876098032326071</text:p>
          </table:table-cell>
          <table:table-cell office:value-type="float" office:value="0.863899174949652" calcext:value-type="float">
            <text:p>0,863899174949652</text:p>
          </table:table-cell>
          <table:table-cell office:value-type="float" office:value="0.760407136322049" calcext:value-type="float">
            <text:p>0,760407136322049</text:p>
          </table:table-cell>
          <table:table-cell office:value-type="float" office:value="0.852035367989407" calcext:value-type="float">
            <text:p>0,852035367989407</text:p>
          </table:table-cell>
          <table:table-cell office:value-type="float" office:value="0.91686558807061" calcext:value-type="float">
            <text:p>0,91686558807061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544921875" calcext:value-type="float">
            <text:p>0,83544921875</text:p>
          </table:table-cell>
          <table:table-cell office:value-type="float" office:value="0.854120814547319" calcext:value-type="float">
            <text:p>0,854120814547319</text:p>
          </table:table-cell>
          <table:table-cell office:value-type="float" office:value="0.80901878238342" calcext:value-type="float">
            <text:p>0,80901878238342</text:p>
          </table:table-cell>
          <table:table-cell office:value-type="float" office:value="0.679287607912446" calcext:value-type="float">
            <text:p>0,679287607912446</text:p>
          </table:table-cell>
          <table:table-cell office:value-type="float" office:value="0.768441086567853" calcext:value-type="float">
            <text:p>0,768441086567853</text:p>
          </table:table-cell>
          <table:table-cell office:value-type="float" office:value="0.891066043305516" calcext:value-type="float">
            <text:p>0,891066043305516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165283203125" calcext:value-type="float">
            <text:p>0,8165283203125</text:p>
          </table:table-cell>
          <table:table-cell office:value-type="float" office:value="0.889311964840494" calcext:value-type="float">
            <text:p>0,889311964840494</text:p>
          </table:table-cell>
          <table:table-cell office:value-type="float" office:value="0.816917829673198" calcext:value-type="float">
            <text:p>0,816917829673198</text:p>
          </table:table-cell>
          <table:table-cell office:value-type="float" office:value="0.690499654345684" calcext:value-type="float">
            <text:p>0,690499654345684</text:p>
          </table:table-cell>
          <table:table-cell office:value-type="float" office:value="0.755422888774459" calcext:value-type="float">
            <text:p>0,755422888774459</text:p>
          </table:table-cell>
          <table:table-cell office:value-type="float" office:value="0.888797959805116" calcext:value-type="float">
            <text:p>0,888797959805116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35196358816964" calcext:value-type="float">
            <text:p>0,835196358816964</text:p>
          </table:table-cell>
          <table:table-cell office:value-type="float" office:value="0.641732944058525" calcext:value-type="float">
            <text:p>0,641732944058525</text:p>
          </table:table-cell>
          <table:table-cell office:value-type="float" office:value="0.669256478905279" calcext:value-type="float">
            <text:p>0,669256478905279</text:p>
          </table:table-cell>
          <table:table-cell office:value-type="float" office:value="0.502919208920682" calcext:value-type="float">
            <text:p>0,502919208920682</text:p>
          </table:table-cell>
          <table:table-cell office:value-type="float" office:value="0.699246745648676" calcext:value-type="float">
            <text:p>0,699246745648676</text:p>
          </table:table-cell>
          <table:table-cell office:value-type="float" office:value="0.877765056102588" calcext:value-type="float">
            <text:p>0,877765056102588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52216448102679" calcext:value-type="float">
            <text:p>0,852216448102679</text:p>
          </table:table-cell>
          <table:table-cell office:value-type="float" office:value="0.766198051864607" calcext:value-type="float">
            <text:p>0,766198051864607</text:p>
          </table:table-cell>
          <table:table-cell office:value-type="float" office:value="0.778655661917386" calcext:value-type="float">
            <text:p>0,778655661917386</text:p>
          </table:table-cell>
          <table:table-cell office:value-type="float" office:value="0.637539830200381" calcext:value-type="float">
            <text:p>0,637539830200381</text:p>
          </table:table-cell>
          <table:table-cell office:value-type="float" office:value="0.791525063721325" calcext:value-type="float">
            <text:p>0,791525063721325</text:p>
          </table:table-cell>
          <table:table-cell office:value-type="float" office:value="0.881893955130868" calcext:value-type="float">
            <text:p>0,881893955130868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64229910714286" calcext:value-type="float">
            <text:p>0,764229910714286</text:p>
          </table:table-cell>
          <table:table-cell office:value-type="float" office:value="0.545278078728783" calcext:value-type="float">
            <text:p>0,545278078728783</text:p>
          </table:table-cell>
          <table:table-cell office:value-type="float" office:value="0.641169913477361" calcext:value-type="float">
            <text:p>0,641169913477361</text:p>
          </table:table-cell>
          <table:table-cell office:value-type="float" office:value="0.471854369311301" calcext:value-type="float">
            <text:p>0,471854369311301</text:p>
          </table:table-cell>
          <table:table-cell office:value-type="float" office:value="0.777985314955558" calcext:value-type="float">
            <text:p>0,777985314955558</text:p>
          </table:table-cell>
          <table:table-cell office:value-type="float" office:value="0.75912286575159" calcext:value-type="float">
            <text:p>0,75912286575159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3905029296875" calcext:value-type="float">
            <text:p>0,83905029296875</text:p>
          </table:table-cell>
          <table:table-cell office:value-type="float" office:value="0.630801755341299" calcext:value-type="float">
            <text:p>0,630801755341299</text:p>
          </table:table-cell>
          <table:table-cell office:value-type="float" office:value="0.680888581554153" calcext:value-type="float">
            <text:p>0,680888581554153</text:p>
          </table:table-cell>
          <table:table-cell office:value-type="float" office:value="0.516172153491298" calcext:value-type="float">
            <text:p>0,516172153491298</text:p>
          </table:table-cell>
          <table:table-cell office:value-type="float" office:value="0.739615413505596" calcext:value-type="float">
            <text:p>0,739615413505596</text:p>
          </table:table-cell>
          <table:table-cell office:value-type="float" office:value="0.869114941745588" calcext:value-type="float">
            <text:p>0,869114941745588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5616455078125" calcext:value-type="float">
            <text:p>0,75616455078125</text:p>
          </table:table-cell>
          <table:table-cell office:value-type="float" office:value="0.42339134135143" calcext:value-type="float">
            <text:p>0,42339134135143</text:p>
          </table:table-cell>
          <table:table-cell office:value-type="float" office:value="0.574825536314293" calcext:value-type="float">
            <text:p>0,574825536314293</text:p>
          </table:table-cell>
          <table:table-cell office:value-type="float" office:value="0.403336960464273" calcext:value-type="float">
            <text:p>0,403336960464273</text:p>
          </table:table-cell>
          <table:table-cell office:value-type="float" office:value="0.89490626775232" calcext:value-type="float">
            <text:p>0,89490626775232</text:p>
          </table:table-cell>
          <table:table-cell office:value-type="float" office:value="0.724840750716087" calcext:value-type="float">
            <text:p>0,724840750716087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26511928013393" calcext:value-type="float">
            <text:p>0,826511928013393</text:p>
          </table:table-cell>
          <table:table-cell office:value-type="float" office:value="0.549381525661864" calcext:value-type="float">
            <text:p>0,549381525661864</text:p>
          </table:table-cell>
          <table:table-cell office:value-type="float" office:value="0.667168498352319" calcext:value-type="float">
            <text:p>0,667168498352319</text:p>
          </table:table-cell>
          <table:table-cell office:value-type="float" office:value="0.500564773212179" calcext:value-type="float">
            <text:p>0,500564773212179</text:p>
          </table:table-cell>
          <table:table-cell office:value-type="float" office:value="0.849246231155779" calcext:value-type="float">
            <text:p>0,849246231155779</text:p>
          </table:table-cell>
          <table:table-cell office:value-type="float" office:value="0.820658728592417" calcext:value-type="float">
            <text:p>0,82065872859241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61627851213727" calcext:value-type="float">
            <text:p>0,861627851213727</text:p>
          </table:table-cell>
          <table:table-cell table:style-name="ce9" table:formula="of:=AVERAGE([.D2:.D25])" office:value-type="float" office:value="0.774506143022486" calcext:value-type="float">
            <text:p>0,774506143022486</text:p>
          </table:table-cell>
          <table:table-cell table:style-name="ce9" table:formula="of:=AVERAGE([.E2:.E25])" office:value-type="float" office:value="0.793523628002355" calcext:value-type="float">
            <text:p>0,793523628002355</text:p>
          </table:table-cell>
          <table:table-cell table:style-name="ce9" table:formula="of:=AVERAGE([.F2:.F25])" office:value-type="float" office:value="0.665966737862461" calcext:value-type="float">
            <text:p>0,665966737862461</text:p>
          </table:table-cell>
          <table:table-cell table:style-name="ce9" table:formula="of:=AVERAGE([.G2:.G25])" office:value-type="float" office:value="0.83189479088965" calcext:value-type="float">
            <text:p>0,83189479088965</text:p>
          </table:table-cell>
          <table:table-cell table:style-name="ce9" table:formula="of:=AVERAGE([.H2:.H25])" office:value-type="float" office:value="0.884725003968634" calcext:value-type="float">
            <text:p>0,884725003968634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91393316359747" calcext:value-type="float">
            <text:p>0,91393316359747</text:p>
          </table:table-cell>
          <table:table-cell table:formula="of:=AVERAGE([.D8:.D13])" office:value-type="float" office:value="0.862924187341498" calcext:value-type="float">
            <text:p>0,862924187341498</text:p>
          </table:table-cell>
          <table:table-cell table:formula="of:=AVERAGE([.E8:.E13])" office:value-type="float" office:value="0.864823908447668" calcext:value-type="float">
            <text:p>0,864823908447668</text:p>
          </table:table-cell>
          <table:table-cell table:formula="of:=AVERAGE([.F8:.F13])" office:value-type="float" office:value="0.763066092155152" calcext:value-type="float">
            <text:p>0,763066092155152</text:p>
          </table:table-cell>
          <table:table-cell table:formula="of:=AVERAGE([.G8:.G13])" office:value-type="float" office:value="0.871260441931965" calcext:value-type="float">
            <text:p>0,871260441931965</text:p>
          </table:table-cell>
          <table:table-cell table:formula="of:=AVERAGE([.H8:.H13])" office:value-type="float" office:value="0.938681093343405" calcext:value-type="float">
            <text:p>0,93868109334340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70608375186012" calcext:value-type="float">
            <text:p>0,870608375186012</text:p>
          </table:table-cell>
          <table:table-cell table:formula="of:=AVERAGE([.D2:.D7])" office:value-type="float" office:value="0.873492006272259" calcext:value-type="float">
            <text:p>0,873492006272259</text:p>
          </table:table-cell>
          <table:table-cell table:formula="of:=AVERAGE([.E2:.E7])" office:value-type="float" office:value="0.845411743099106" calcext:value-type="float">
            <text:p>0,845411743099106</text:p>
          </table:table-cell>
          <table:table-cell table:formula="of:=AVERAGE([.F2:.F7])" office:value-type="float" office:value="0.73344483087614" calcext:value-type="float">
            <text:p>0,73344483087614</text:p>
          </table:table-cell>
          <table:table-cell table:formula="of:=AVERAGE([.G2:.G7])" office:value-type="float" office:value="0.820700207714093" calcext:value-type="float">
            <text:p>0,820700207714093</text:p>
          </table:table-cell>
          <table:table-cell table:formula="of:=AVERAGE([.H2:.H7])" office:value-type="float" office:value="0.909414586869923" calcext:value-type="float">
            <text:p>0,90941458686992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49741617838542" calcext:value-type="float">
            <text:p>0,849741617838542</text:p>
          </table:table-cell>
          <table:table-cell table:formula="of:=AVERAGE([.D14:.D19])" office:value-type="float" office:value="0.768811095641768" calcext:value-type="float">
            <text:p>0,768811095641768</text:p>
          </table:table-cell>
          <table:table-cell table:formula="of:=AVERAGE([.E14:.E19])" office:value-type="float" office:value="0.795198082042513" calcext:value-type="float">
            <text:p>0,795198082042513</text:p>
          </table:table-cell>
          <table:table-cell table:formula="of:=AVERAGE([.F14:.F19])" office:value-type="float" office:value="0.661958145818533" calcext:value-type="float">
            <text:p>0,661958145818533</text:p>
          </table:table-cell>
          <table:table-cell table:formula="of:=AVERAGE([.G14:.G19])" office:value-type="float" office:value="0.843531007789332" calcext:value-type="float">
            <text:p>0,843531007789332</text:p>
          </table:table-cell>
          <table:table-cell table:formula="of:=AVERAGE([.H14:.H19])" office:value-type="float" office:value="0.868571619321352" calcext:value-type="float">
            <text:p>0,86857161932135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12228248232887" calcext:value-type="float">
            <text:p>0,812228248232887</text:p>
          </table:table-cell>
          <table:table-cell table:formula="of:=AVERAGE([.D20:.D25])" office:value-type="float" office:value="0.592797282834418" calcext:value-type="float">
            <text:p>0,592797282834418</text:p>
          </table:table-cell>
          <table:table-cell table:formula="of:=AVERAGE([.E20:.E25])" office:value-type="float" office:value="0.668660778420132" calcext:value-type="float">
            <text:p>0,668660778420132</text:p>
          </table:table-cell>
          <table:table-cell table:formula="of:=AVERAGE([.F20:.F25])" office:value-type="float" office:value="0.505397882600019" calcext:value-type="float">
            <text:p>0,505397882600019</text:p>
          </table:table-cell>
          <table:table-cell table:formula="of:=AVERAGE([.G20:.G25])" office:value-type="float" office:value="0.792087506123209" calcext:value-type="float">
            <text:p>0,792087506123209</text:p>
          </table:table-cell>
          <table:table-cell table:formula="of:=AVERAGE([.H20:.H25])" office:value-type="float" office:value="0.822232716339856" calcext:value-type="float">
            <text:p>0,822232716339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2:54:00.857515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7-13T22:54:26.280657972</dc:date>
    <meta:editing-duration>PT1H2M43S</meta:editing-duration>
    <meta:editing-cycles>12</meta:editing-cycles>
    <meta:generator>LibreOffice/6.4.4.2$Linux_X86_64 LibreOffice_project/40$Build-2</meta:generator>
    <meta:document-statistic meta:table-count="1" meta:cell-count="235" meta:object-count="0"/>
  </office:meta>
</office:document-meta>
</file>